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00%" fo:text-align="center" style:justify-single-word="false"/>
      <style:text-properties fo:font-weight="normal" officeooo:rsid="001086b8" officeooo:paragraph-rsid="0007a970" style:font-weight-asian="normal" style:font-weight-complex="normal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Text_20_body">
      <style:paragraph-properties fo:line-height="100%" fo:text-align="start" style:justify-single-word="false"/>
      <style:text-properties fo:font-size="14pt" fo:font-weight="bold" officeooo:rsid="00156d59" officeooo:paragraph-rsid="00156d59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line-height="100%" fo:text-align="start" style:justify-single-word="false"/>
      <style:text-properties fo:font-size="14pt" fo:font-weight="normal" officeooo:rsid="00156d59" officeooo:paragraph-rsid="00156d59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line-height="100%" fo:text-align="start" style:justify-single-word="false"/>
      <style:text-properties fo:font-size="12pt" fo:font-weight="normal" officeooo:rsid="00168017" officeooo:paragraph-rsid="00156d59" style:font-size-asian="10.5pt" style:font-weight-asian="normal" style:font-size-complex="12pt" style:font-weight-complex="normal"/>
    </style:style>
    <style:style style:name="P9" style:family="paragraph" style:parent-style-name="Heading_20_1">
      <style:paragraph-properties fo:line-height="100%" fo:text-align="center" style:justify-single-word="false"/>
      <style:text-properties fo:font-size="16pt" fo:font-weight="bold" officeooo:rsid="001bc7f7" officeooo:paragraph-rsid="0007a970" style:font-size-asian="16pt" style:font-weight-asian="bold" style:font-size-complex="16pt" style:font-weight-complex="bold"/>
    </style:style>
    <style:style style:name="P10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2" style:family="paragraph" style:parent-style-name="Preformatted_20_Text">
      <style:paragraph-properties style:writing-mode="lr-tb"/>
    </style:style>
    <style:style style:name="P13" style:family="paragraph" style:parent-style-name="Preformatted_20_Text">
      <style:paragraph-properties fo:margin-top="0cm" fo:margin-bottom="0.499cm" style:contextual-spacing="false" style:writing-mode="lr-tb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>
      <style:paragraph-properties fo:line-height="100%" fo:text-align="start" style:justify-single-word="false"/>
      <style:text-properties fo:font-size="12pt" fo:font-weight="normal" officeooo:rsid="00168017" officeooo:paragraph-rsid="00156d59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line-height="100%" fo:text-align="start" style:justify-single-word="false"/>
      <style:text-properties fo:font-size="12pt" fo:font-weight="normal" officeooo:rsid="001a1e6b" officeooo:paragraph-rsid="001a1e6b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line-height="100%" fo:text-align="start" style:justify-single-word="false"/>
      <style:text-properties fo:font-size="12pt" fo:font-weight="normal" officeooo:rsid="001bc7f7" officeooo:paragraph-rsid="001bc7f7" style:font-size-asian="10.5pt" style:font-weight-asian="normal" style:font-size-complex="12pt" style:font-weight-complex="normal"/>
    </style:style>
    <style:style style:name="P26" style:family="paragraph" style:parent-style-name="Text_20_body">
      <style:paragraph-properties fo:line-height="100%" fo:text-align="start" style:justify-single-word="false"/>
      <style:text-properties fo:font-size="12pt" fo:font-weight="normal" officeooo:rsid="001bc7f7" officeooo:paragraph-rsid="001a1e6b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line-height="100%" fo:text-align="start" style:justify-single-word="false"/>
      <style:text-properties fo:font-size="12pt" fo:font-weight="normal" officeooo:rsid="001bc7f7" officeooo:paragraph-rsid="001cc2d4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line-height="100%" fo:text-align="center" style:justify-single-word="false"/>
      <style:text-properties fo:font-size="12pt" fo:font-weight="normal" officeooo:rsid="001bc7f7" officeooo:paragraph-rsid="0007a970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line-height="100%" fo:text-align="start" style:justify-single-word="false"/>
      <style:text-properties fo:font-size="12pt" fo:font-weight="normal" officeooo:rsid="00159cb4" officeooo:paragraph-rsid="00159cb4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line-height="100%" fo:text-align="start" style:justify-single-word="false"/>
      <style:text-properties fo:font-size="12pt" fo:font-weight="bold" officeooo:rsid="001a1e6b" officeooo:paragraph-rsid="001a1e6b" style:font-size-asian="10.5pt" style:font-weight-asian="bold" style:font-size-complex="12pt" style:font-weight-complex="bold"/>
    </style:style>
    <style:style style:name="P31" style:family="paragraph" style:parent-style-name="Text_20_body" style:list-style-name="L10"/>
    <style:style style:name="P32" style:family="paragraph" style:parent-style-name="Text_20_body" style:list-style-name="L11"/>
    <style:style style:name="P33" style:family="paragraph" style:parent-style-name="Text_20_body" style:list-style-name="L12"/>
    <style:style style:name="P34" style:family="paragraph" style:parent-style-name="Text_20_body" style:list-style-name="L13"/>
    <style:style style:name="P35" style:family="paragraph" style:parent-style-name="Text_20_body" style:list-style-name="L14"/>
    <style:style style:name="P36" style:family="paragraph" style:parent-style-name="Text_20_body" style:list-style-name="L15"/>
    <style:style style:name="P37" style:family="paragraph" style:parent-style-name="Text_20_body" style:list-style-name="L16"/>
    <style:style style:name="P38" style:family="paragraph" style:parent-style-name="Text_20_body" style:list-style-name="L17"/>
    <style:style style:name="P39" style:family="paragraph" style:parent-style-name="Text_20_body" style:list-style-name="L18"/>
    <style:style style:name="T1" style:family="text">
      <style:text-properties officeooo:rsid="001cc2d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📚 Banco de Dados — Introdução ao SQL</text:h>
      <text:p text:style-name="Horizontal_20_Line"/>
      <text:h text:style-name="Heading_20_2" text:outline-level="2">✅ O que é SQL?</text:h>
      <text:p text:style-name="Text_20_body"><text:span text:style-name="Strong_20_Emphasis">SQL (Structured Query Language)</text:span> é a linguagem padrão para gerenciamento e manipulação de bancos de dados relacionais.</text:p>
      <text:p text:style-name="Text_20_body">Com SQL, você pode:</text:p>
      <text:list text:style-name="L10">
        <text:list-item>
          <text:p text:style-name="P31">Criar e estruturar bancos de dados e tabelas</text:p>
        </text:list-item>
        <text:list-item>
          <text:p text:style-name="P31">Inserir, consultar, atualizar e excluir dados</text:p>
        </text:list-item>
        <text:list-item>
          <text:p text:style-name="P31">Controlar acessos e permissões</text:p>
        </text:list-item>
        <text:list-item>
          <text:p text:style-name="P31">Realizar análises com consultas avançadas</text:p>
        </text:list-item>
      </text:list>
      <text:p text:style-name="Horizontal_20_Line"/>
      <text:h text:style-name="Heading_20_2" text:outline-level="2">🔤 Tipos de Dados Primitivos</text:h>
      <text:h text:style-name="Heading_20_3" text:outline-level="3">🔢 Numéricos</text:h>
      <text:list text:style-name="L11">
        <text:list-item>
          <text:p text:style-name="P32"><text:span text:style-name="Strong_20_Emphasis"><text:span text:style-name="Source_20_Text">INT</text:span></text:span><text:span text:style-name="Strong_20_Emphasis">, </text:span><text:span text:style-name="Strong_20_Emphasis"><text:span text:style-name="Source_20_Text">INTEGER</text:span></text:span> – Números inteiros (ex: 1, 100, -42)</text:p>
        </text:list-item>
        <text:list-item>
          <text:p text:style-name="P32"><text:span text:style-name="Strong_20_Emphasis"><text:span text:style-name="Source_20_Text">FLOAT</text:span></text:span><text:span text:style-name="Strong_20_Emphasis">, </text:span><text:span text:style-name="Strong_20_Emphasis"><text:span text:style-name="Source_20_Text">DOUBLE</text:span></text:span> – Números com ponto flutuante (ex: 3.14, -0.99)</text:p>
        </text:list-item>
        <text:list-item>
          <text:p text:style-name="P32"><text:span text:style-name="Strong_20_Emphasis"><text:span text:style-name="Source_20_Text">DECIMAL(p, s)</text:span></text:span> – Números com precisão e escala fixas (ex: <text:span text:style-name="Source_20_Text">DECIMAL(5,2)</text:span> → até 999.99)</text:p>
        </text:list-item>
      </text:list>
      <text:h text:style-name="Heading_20_3" text:outline-level="3">🟢 Booleano</text:h>
      <text:list text:style-name="L12">
        <text:list-item>
          <text:p text:style-name="P33"><text:span text:style-name="Strong_20_Emphasis"><text:span text:style-name="Source_20_Text">BOOLEAN</text:span></text:span> – Representa valores lógicos: <text:span text:style-name="Source_20_Text">TRUE</text:span> ou <text:span text:style-name="Source_20_Text">FALSE</text:span></text:p>
        </text:list-item>
      </text:list>
      <text:h text:style-name="Heading_20_3" text:outline-level="3">🕒 Data e Tempo</text:h>
      <text:list text:style-name="L13">
        <text:list-item>
          <text:p text:style-name="P34"><text:span text:style-name="Strong_20_Emphasis"><text:span text:style-name="Source_20_Text">DATE</text:span></text:span> – Apenas a data (ex: <text:span text:style-name="Source_20_Text">'2025-06-26'</text:span>)</text:p>
        </text:list-item>
        <text:list-item>
          <text:p text:style-name="P34"><text:span text:style-name="Strong_20_Emphasis"><text:span text:style-name="Source_20_Text">DATETIME</text:span></text:span> – Data e hora (ex: <text:span text:style-name="Source_20_Text">'2025-06-26 14:30:00'</text:span>)</text:p>
        </text:list-item>
        <text:list-item>
          <text:p text:style-name="P34"><text:span text:style-name="Strong_20_Emphasis"><text:span text:style-name="Source_20_Text">TIMESTAMP</text:span></text:span> – Data/hora com fuso horário e precisão de alterações</text:p>
        </text:list-item>
      </text:list>
      <text:h text:style-name="Heading_20_3" text:outline-level="3">🔡 Texto Curto</text:h>
      <text:list text:style-name="L14">
        <text:list-item>
          <text:p text:style-name="P35"><text:span text:style-name="Strong_20_Emphasis"><text:span text:style-name="Source_20_Text">CHAR(n)</text:span></text:span> – Texto de comprimento fixo (ex: <text:span text:style-name="Source_20_Text">CHAR(5)</text:span>)</text:p>
        </text:list-item>
        <text:list-item>
          <text:p text:style-name="P35"><text:span text:style-name="Strong_20_Emphasis"><text:span text:style-name="Source_20_Text">VARCHAR(n)</text:span></text:span> – Texto de comprimento variável (ex: <text:span text:style-name="Source_20_Text">VARCHAR(100)</text:span>)</text:p>
        </text:list-item>
      </text:list>
      <text:h text:style-name="Heading_20_3" text:outline-level="3">📃 Texto Longo</text:h>
      <text:list text:style-name="L15">
        <text:list-item>
          <text:p text:style-name="P36"><text:span text:style-name="Strong_20_Emphasis"><text:span text:style-name="Source_20_Text">TEXT</text:span></text:span><text:span text:style-name="Strong_20_Emphasis">, </text:span><text:span text:style-name="Strong_20_Emphasis"><text:span text:style-name="Source_20_Text">MEDIUMTEXT</text:span></text:span><text:span text:style-name="Strong_20_Emphasis">, </text:span><text:span text:style-name="Strong_20_Emphasis"><text:span text:style-name="Source_20_Text">LONGTEXT</text:span></text:span> – Para grandes quantidades de texto</text:p>
        </text:list-item>
      </text:list>
      <text:h text:style-name="Heading_20_3" text:outline-level="3"><text:soft-page-break/>💾 Binário</text:h>
      <text:list text:style-name="L16">
        <text:list-item>
          <text:p text:style-name="P37"><text:span text:style-name="Strong_20_Emphasis"><text:span text:style-name="Source_20_Text">BLOB</text:span></text:span><text:span text:style-name="Strong_20_Emphasis">, </text:span><text:span text:style-name="Strong_20_Emphasis"><text:span text:style-name="Source_20_Text">MEDIUMBLOB</text:span></text:span><text:span text:style-name="Strong_20_Emphasis">, </text:span><text:span text:style-name="Strong_20_Emphasis"><text:span text:style-name="Source_20_Text">LONGBLOB</text:span></text:span> – Armazenamento de dados binários (imagens, arquivos etc.)</text:p>
        </text:list-item>
      </text:list>
      <text:h text:style-name="Heading_20_3" text:outline-level="3">📦 Coleções</text:h>
      <text:list text:style-name="L17">
        <text:list-item>
          <text:p text:style-name="P38"><text:span text:style-name="Strong_20_Emphasis"><text:span text:style-name="Source_20_Text">ENUM</text:span></text:span> – Lista de valores fixos (ex: <text:span text:style-name="Source_20_Text">'M'</text:span>, <text:span text:style-name="Source_20_Text">'F'</text:span>, <text:span text:style-name="Source_20_Text">'Outro'</text:span>)</text:p>
        </text:list-item>
        <text:list-item>
          <text:p text:style-name="P38"><text:span text:style-name="Strong_20_Emphasis"><text:span text:style-name="Source_20_Text">SET</text:span></text:span> – Conjunto de valores permitidos (aceita múltiplas seleções)</text:p>
        </text:list-item>
      </text:list>
      <text:h text:style-name="Heading_20_3" text:outline-level="3">🌍 Tipos Especiais</text:h>
      <text:list text:style-name="L18">
        <text:list-item>
          <text:p text:style-name="P39"><text:span text:style-name="Strong_20_Emphasis"><text:span text:style-name="Source_20_Text">POINT</text:span></text:span><text:span text:style-name="Strong_20_Emphasis">, </text:span><text:span text:style-name="Strong_20_Emphasis"><text:span text:style-name="Source_20_Text">GEOMETRY</text:span></text:span> – Tipos espaciais (ex: coordenadas geográficas)</text:p>
        </text:list-item>
      </text:list>
      <text:p text:style-name="Horizontal_20_Line"/>
      <text:h text:style-name="Heading_20_2" text:outline-level="2">🛠️ Comandos Básicos de SQL</text:h>
      <text:h text:style-name="Heading_20_3" text:outline-level="3">Criar um Banco de Dados</text:h>
      <text:p text:style-name="P2"><text:span text:style-name="Source_20_Text">CREATE DATABASE nome_do_banco</text:span></text:p>
      <text:p text:style-name="P4"><text:span text:style-name="Source_20_Text">DEFAULT CHARACTER SET utf8</text:span></text:p>
      <text:p text:style-name="P5"><text:span text:style-name="Source_20_Text">DEFAULT COLLATE utf8_general_ci;</text:span></text:p>
      <text:h text:style-name="Heading_20_3" text:outline-level="3">Criar uma Tabela Simples</text:h>
      <text:p text:style-name="P2"><text:span text:style-name="Source_20_Text">CREATE TABLE pessoas (</text:span></text:p>
      <text:p text:style-name="P4"><text:span text:style-name="Source_20_Text"><text:s text:c="2"/>nome VARCHAR(30),</text:span></text:p>
      <text:p text:style-name="P4"><text:span text:style-name="Source_20_Text"><text:s text:c="2"/>idade INT,</text:span></text:p>
      <text:p text:style-name="P4"><text:span text:style-name="Source_20_Text"><text:s text:c="2"/>sexo CHAR(1),</text:span></text:p>
      <text:p text:style-name="P4"><text:span text:style-name="Source_20_Text"><text:s text:c="2"/>peso FLOAT,</text:span></text:p>
      <text:p text:style-name="P4"><text:span text:style-name="Source_20_Text"><text:s text:c="2"/>altura FLOAT,</text:span></text:p>
      <text:p text:style-name="P4"><text:span text:style-name="Source_20_Text"><text:s text:c="2"/>nacionalidade VARCHAR(20)</text:span></text:p>
      <text:p text:style-name="P5"><text:span text:style-name="Source_20_Text">);</text:span></text:p>
      <text:h text:style-name="Heading_20_3" text:outline-level="3">Criar Tabela com Chave Primária</text:h>
      <text:p text:style-name="P2"><text:span text:style-name="Source_20_Text">CREATE TABLE pessoas (</text:span></text:p>
      <text:p text:style-name="P4"><text:span text:style-name="Source_20_Text"><text:s text:c="2"/>id INT NOT NULL AUTO_INCREMENT,</text:span></text:p>
      <text:p text:style-name="P4"><text:span text:style-name="Source_20_Text"><text:s text:c="2"/>nome VARCHAR(30) NOT NULL,</text:span></text:p>
      <text:p text:style-name="P4"><text:span text:style-name="Source_20_Text"><text:s text:c="2"/>nascimento DATE,</text:span></text:p>
      <text:p text:style-name="P4"><text:span text:style-name="Source_20_Text"><text:s text:c="2"/>sexo ENUM('M', 'F'),</text:span></text:p>
      <text:p text:style-name="P4"><text:span text:style-name="Source_20_Text"><text:s text:c="2"/>peso DECIMAL(5,2),</text:span></text:p>
      <text:p text:style-name="P4"><text:span text:style-name="Source_20_Text"><text:s text:c="2"/>altura DECIMAL(3,2),</text:span></text:p>
      <text:p text:style-name="P4"><text:span text:style-name="Source_20_Text"><text:s text:c="2"/>nacionalidade VARCHAR(20) DEFAULT 'Brasil',</text:span></text:p>
      <text:p text:style-name="P4"><text:span text:style-name="Source_20_Text"><text:s text:c="2"/>PRIMARY KEY (id)</text:span></text:p>
      <text:p text:style-name="P5"><text:span text:style-name="Source_20_Text">) DEFAULT CHARSET = utf8;</text:span></text:p>
      <text:h text:style-name="Heading_20_3" text:outline-level="3">Apagar um Banco de Dados</text:h>
      <text:p text:style-name="P3"><text:span text:style-name="Source_20_Text">DROP DATABASE nome_do_banco;</text:span></text:p>
      <text:p text:style-name="Horizontal_20_Line"/>
      <text:h text:style-name="Heading_20_2" text:outline-level="2"><text:soft-page-break/>➕ Inserção de Dados</text:h>
      <text:p text:style-name="P2"><text:span text:style-name="Source_20_Text">INSERT INTO pessoas </text:span></text:p>
      <text:p text:style-name="P4"><text:span text:style-name="Source_20_Text">(nome, nascimento, sexo, peso, altura, nacionalidade)</text:span></text:p>
      <text:p text:style-name="P4"><text:span text:style-name="Source_20_Text">VALUES</text:span></text:p>
      <text:p text:style-name="P5"><text:span text:style-name="Source_20_Text">('Karlos', '2005-04-08', 'M', 80, 1.75, 'Brasil');</text:span></text:p>
      <text:p text:style-name="Horizontal_20_Line"/>
      <text:h text:style-name="Heading_20_2" text:outline-level="2">🧱 Alteração da Estrutura de Tabelas</text:h>
      <text:h text:style-name="Heading_20_3" text:outline-level="3">Adicionar Coluna</text:h>
      <text:p text:style-name="P2"><text:span text:style-name="Source_20_Text">ALTER TABLE pessoas</text:span></text:p>
      <text:p text:style-name="P5"><text:span text:style-name="Source_20_Text">ADD COLUMN profissao VARCHAR(10);</text:span></text:p>
      <text:h text:style-name="Heading_20_3" text:outline-level="3">Remover Coluna</text:h>
      <text:p text:style-name="P2"><text:span text:style-name="Source_20_Text">ALTER TABLE pessoas</text:span></text:p>
      <text:p text:style-name="P5"><text:span text:style-name="Source_20_Text">DROP COLUMN profissao;</text:span></text:p>
      <text:h text:style-name="Heading_20_3" text:outline-level="3">Modificar Tipo da Coluna</text:h>
      <text:p text:style-name="P2"><text:span text:style-name="Source_20_Text">ALTER TABLE pessoas</text:span></text:p>
      <text:p text:style-name="P5"><text:span text:style-name="Source_20_Text">MODIFY COLUMN profissao VARCHAR(20) NOT NULL DEFAULT '';</text:span></text:p>
      <text:h text:style-name="Heading_20_3" text:outline-level="3">Renomear Coluna</text:h>
      <text:p text:style-name="P2"><text:span text:style-name="Source_20_Text">ALTER TABLE pessoas</text:span></text:p>
      <text:p text:style-name="P5"><text:span text:style-name="Source_20_Text">CHANGE COLUMN profissao prof VARCHAR(20);</text:span></text:p>
      <text:h text:style-name="Heading_20_3" text:outline-level="3">Renomear Tabela</text:h>
      <text:p text:style-name="P2"><text:span text:style-name="Source_20_Text">ALTER TABLE pessoas </text:span></text:p>
      <text:p text:style-name="P5"><text:span text:style-name="Source_20_Text">RENAME TO pessoinhas;</text:span></text:p>
      <text:h text:style-name="Heading_20_3" text:outline-level="3">Excluir Tabela</text:h>
      <text:p text:style-name="P3"><text:span text:style-name="Source_20_Text">DROP TABLE IF EXISTS teste;</text:span></text:p>
      <text:p text:style-name="Horizontal_20_Line"/>
      <text:h text:style-name="Heading_20_2" text:outline-level="2">🗃️ Manipulação de Registros</text:h>
      <text:h text:style-name="Heading_20_3" text:outline-level="3">Atualizar Registro</text:h>
      <text:p text:style-name="P2"><text:span text:style-name="Source_20_Text">UPDATE cursos </text:span></text:p>
      <text:p text:style-name="P4"><text:span text:style-name="Source_20_Text">SET nome = 'html5' </text:span></text:p>
      <text:p text:style-name="P5"><text:span text:style-name="Source_20_Text">WHERE id_curso = 1;</text:span></text:p>
      <text:h text:style-name="Heading_20_3" text:outline-level="3">Deletar Registro</text:h>
      <text:p text:style-name="P2"><text:span text:style-name="Source_20_Text">DELETE FROM cursos </text:span></text:p>
      <text:p text:style-name="P5"><text:span text:style-name="Source_20_Text">WHERE id_curso = 1;</text:span></text:p>
      <text:h text:style-name="Heading_20_3" text:outline-level="3"><text:soft-page-break/>Deletar Todos os Registros</text:h>
      <text:p text:style-name="P3"><text:span text:style-name="Source_20_Text">TRUNCATE TABLE cursos;</text:span></text:p>
      <text:p text:style-name="Horizontal_20_Line"/>
      <text:h text:style-name="Heading_20_2" text:outline-level="2">🔍 Consultas SQL (SELECT)</text:h>
      <text:p text:style-name="P2"><text:span text:style-name="Source_20_Text">-- Seleciona todos os dados</text:span></text:p>
      <text:p text:style-name="P4"><text:span text:style-name="Source_20_Text">SELECT * FROM cursos;</text:span></text:p>
      <text:p text:style-name="P4"/>
      <text:p text:style-name="P4"><text:span text:style-name="Source_20_Text">-- Seleciona colunas específicas</text:span></text:p>
      <text:p text:style-name="P4"><text:span text:style-name="Source_20_Text">SELECT nome, carga, ano FROM cursos;</text:span></text:p>
      <text:p text:style-name="P4"/>
      <text:p text:style-name="P4"><text:span text:style-name="Source_20_Text">-- Seleciona curso com ID 2</text:span></text:p>
      <text:p text:style-name="P4"><text:span text:style-name="Source_20_Text">SELECT * FROM cursos WHERE id = 2;</text:span></text:p>
      <text:p text:style-name="P4"/>
      <text:p text:style-name="P4"><text:span text:style-name="Source_20_Text">-- Cursos cujo nome começa com 'a'</text:span></text:p>
      <text:p text:style-name="P4"><text:span text:style-name="Source_20_Text">SELECT * FROM cursos WHERE nome LIKE 'a%';</text:span></text:p>
      <text:p text:style-name="P4"/>
      <text:p text:style-name="P4"><text:span text:style-name="Source_20_Text">-- Cursos cujo nome não contém 'a'</text:span></text:p>
      <text:p text:style-name="P4"><text:span text:style-name="Source_20_Text">SELECT * FROM cursos WHERE nome NOT LIKE '%a%';</text:span></text:p>
      <text:p text:style-name="P4"/>
      <text:p text:style-name="P4"><text:span text:style-name="Source_20_Text">-- Valores distintos de carga</text:span></text:p>
      <text:p text:style-name="P4"><text:span text:style-name="Source_20_Text">SELECT DISTINCT carga FROM cursos;</text:span></text:p>
      <text:p text:style-name="P4"/>
      <text:p text:style-name="P4"><text:span text:style-name="Source_20_Text">-- Total de registros</text:span></text:p>
      <text:p text:style-name="P4"><text:span text:style-name="Source_20_Text">SELECT COUNT(*) AS total_cursos FROM cursos;</text:span></text:p>
      <text:p text:style-name="P4"/>
      <text:p text:style-name="P4"><text:span text:style-name="Source_20_Text">-- Valor máximo da carga</text:span></text:p>
      <text:p text:style-name="P4"><text:span text:style-name="Source_20_Text">SELECT MAX(carga) AS carga_maxima FROM cursos;</text:span></text:p>
      <text:p text:style-name="P4"/>
      <text:p text:style-name="P4"><text:span text:style-name="Source_20_Text">-- Valor mínimo da carga</text:span></text:p>
      <text:p text:style-name="P4"><text:span text:style-name="Source_20_Text">SELECT MIN(carga) AS carga_minima FROM cursos;</text:span></text:p>
      <text:p text:style-name="P4"/>
      <text:p text:style-name="P4"><text:span text:style-name="Source_20_Text">-- Soma dos valores da carga</text:span></text:p>
      <text:p text:style-name="P4"><text:span text:style-name="Source_20_Text">SELECT SUM(carga) AS carga_total FROM cursos;</text:span></text:p>
      <text:p text:style-name="P4"/>
      <text:p text:style-name="P4"><text:span text:style-name="Source_20_Text">-- Média dos valores da carga</text:span></text:p>
      <text:p text:style-name="P4"><text:span text:style-name="Source_20_Text">SELECT AVG(carga) AS carga_media FROM cursos;</text:span></text:p>
      <text:p text:style-name="P4"/>
      <text:p text:style-name="P4"><text:span text:style-name="Source_20_Text">-- Agrupar por carga</text:span></text:p>
      <text:p text:style-name="P4"><text:span text:style-name="Source_20_Text">SELECT carga FROM cursos GROUP BY carga;</text:span></text:p>
      <text:p text:style-name="P4"/>
      <text:p text:style-name="P4"><text:span text:style-name="Source_20_Text">-- Agrupar e contar por carga</text:span></text:p>
      <text:p text:style-name="P5"><text:span text:style-name="Source_20_Text">SELECT carga, COUNT(*) AS quantidade FROM cursos GROUP BY carga;</text:span></text:p>
      <text:p text:style-name="Horizontal_20_Line"/>
      <text:h text:style-name="Heading_20_2" text:outline-level="2">🔗 JOINs (Junções de Tabelas)</text:h>
      <text:h text:style-name="Heading_20_3" text:outline-level="3">Adicionar Chave Estrangeira</text:h>
      <text:p text:style-name="P2"><text:span text:style-name="Source_20_Text">ALTER TABLE alunos </text:span></text:p>
      <text:p text:style-name="P5"><text:span text:style-name="Source_20_Text">ADD FOREIGN KEY (curso_preferido) REFERENCES cursos(id_curso);</text:span></text:p>
      <text:h text:style-name="Heading_20_3" text:outline-level="3">Exemplos de JOIN</text:h>
      <text:p text:style-name="P2"><text:span text:style-name="Source_20_Text">-- INNER JOIN</text:span></text:p>
      <text:p text:style-name="P4"><text:span text:style-name="Source_20_Text">SELECT alunos.nome, cursos.nome, cursos.ano </text:span></text:p>
      <text:p text:style-name="P4"><text:soft-page-break/><text:span text:style-name="Source_20_Text">FROM alunos </text:span></text:p>
      <text:p text:style-name="P4"><text:span text:style-name="Source_20_Text">INNER JOIN cursos ON cursos.id_curso = alunos.curso_preferido;</text:span></text:p>
      <text:p text:style-name="P4"/>
      <text:p text:style-name="P4"><text:span text:style-name="Source_20_Text">-- LEFT JOIN</text:span></text:p>
      <text:p text:style-name="P4"><text:span text:style-name="Source_20_Text">SELECT alunos.nome, cursos.nome, cursos.ano </text:span></text:p>
      <text:p text:style-name="P4"><text:span text:style-name="Source_20_Text">FROM alunos </text:span></text:p>
      <text:p text:style-name="P4"><text:span text:style-name="Source_20_Text">LEFT JOIN cursos ON cursos.id_curso = alunos.curso_preferido;</text:span></text:p>
      <text:p text:style-name="P4"/>
      <text:p text:style-name="P4"><text:span text:style-name="Source_20_Text">-- RIGHT JOIN</text:span></text:p>
      <text:p text:style-name="P4"><text:span text:style-name="Source_20_Text">SELECT alunos.nome, cursos.nome, cursos.ano </text:span></text:p>
      <text:p text:style-name="P4"><text:span text:style-name="Source_20_Text">FROM alunos </text:span></text:p>
      <text:p text:style-name="P5"><text:span text:style-name="Source_20_Text">RIGHT JOIN cursos ON cursos.id_curso = alunos.curso_preferido;</text:span></text:p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22:02:35.101345185</meta:creation-date>
    <dc:date>2025-07-08T17:04:34.160579684</dc:date>
    <meta:editing-duration>PT1H4M37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5" meta:paragraph-count="135" meta:word-count="647" meta:character-count="4185" meta:non-whitespace-character-count="3636"/>
  </office:meta>
</office:document-meta>
</file>